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bundance (arb. u.)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778159289044272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.749845123998403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.767318814545964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.413985072635104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.561771299755065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9.55016161139615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9.639845487002194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9.682603892640449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9.317916972847359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9.57958835592211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9.792923294778047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9.397626237488895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9.588764215700138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9.320028404862658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9.546618459058662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9.390104523228834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8.766455779339726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8.809380857952236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8.9763796122454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8.786575655614781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8.654257163121105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8.806768694030344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8.431765700766716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8.373852111760781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8.357323475872548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8.17546048472832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8.105714069615292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8.173805071765418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8.089065532276003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7.769405983120616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7.5177142016889515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7.398725271480451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7.427290668019084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7.363069367476619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7.158782935217303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7.0377675256694205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6.759803600136565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6.877275110685107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6.81968480544511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6.525733822491741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6.509238728940781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6.673394761426826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6.372930665770111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6.474643294245733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6.214987700027633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6.075221358652833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5.9090613983570925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5.9495538290951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5.726636131165955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Pacifi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5.304433471665401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258538336972624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67483198915702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.20031290434262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.692956669968755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.702018455610276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.002401103479587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9.875667862583242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9.871551373829723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0.147932769152227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0.139032256892586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10.30107465099974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9.98499474006212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0.274995711274016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9.954314145874436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0.292570338166218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0.090518555650851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9.851238067888007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9.642012903209451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9.84485988777483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9.909167459099267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0.14951593686351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0.014164172588734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9.917387755938531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0.196313397373768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0.002211187487145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9.885959438109646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0.086125155395052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9.92349106606965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10.112972384753444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9.908646136896037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9.93237952469836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0.01330946318707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9.928748304956834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9.979263260303807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Emunctator sorbens</text:p>
          </table:table-cell>
          <table:table-cell office:value-type="string" calcext:value-type="string">
            <text:p>Atlanti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0.159141706219541</text:p>
          </table:table-cell>
          <table:table-cell office:value-type="string" calcext:value-type="string">
            <text:p>O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1:46:01.805470078</meta:creation-date>
    <dc:date>2024-05-13T12:21:21.663460901</dc:date>
    <meta:editing-duration>PT1M1S</meta:editing-duration>
    <meta:editing-cycles>2</meta:editing-cycles>
    <meta:generator>LibreOffice/7.3.7.2$Linux_X86_64 LibreOffice_project/30$Build-2</meta:generator>
    <meta:document-statistic meta:table-count="1" meta:cell-count="430" meta:object-count="0"/>
  </office:meta>
</office:document-meta>
</file>